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c9211e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c9211e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c9211e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c9211e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c9211e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c9211e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9211e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c9211e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c9211e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c9211e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color="#aab1a9" loext:opacity="100%" fo:font-size="12pt" style:font-size-asian="12pt" style:font-size-complex="12pt"/>
    </style:style>
    <style:style style:name="P6" style:family="paragraph">
      <loext:graphic-properties draw:fill="none" draw:fill-color="#ffffff"/>
      <style:text-properties fo:color="#aab1a9" loext:opacity="100%" fo:font-size="12pt" style:font-size-asian="12pt" style:font-size-complex="12pt"/>
    </style:style>
    <style:style style:name="T1" style:family="text">
      <style:text-properties fo:color="#aab1a9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2.2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2.271cm" svg:y="8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2.272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4.273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4.274cm" svg:y="9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4.27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4.276cm" svg:y="6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6.277cm" svg:y="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6.278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6.279cm" svg:y="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524cm" svg:y1="7.477cm" svg:x2="4.276cm" svg:y2="6.883cm" draw:start-shape="id1" draw:start-glue-point="10" draw:end-shape="id2" draw:end-glue-point="6" svg:d="M2524 7477l1752-594" svg:viewBox="0 0 1753 595">
          <text:p/>
        </draw:connector>
        <draw:connector draw:style-name="gr3" draw:text-style-name="P1" draw:layer="layout" draw:type="line" svg:x1="2.489cm" svg:y1="9.789cm" svg:x2="4.313cm" svg:y2="6.973cm" draw:start-shape="id3" draw:start-glue-point="11" draw:end-shape="id2" draw:end-glue-point="7" svg:d="M2489 9789l1824-2816" svg:viewBox="0 0 1825 2817">
          <text:p/>
        </draw:connector>
        <draw:connector draw:style-name="gr4" draw:text-style-name="P1" draw:layer="layout" draw:type="line" svg:x1="2.525cm" svg:y1="8.478cm" svg:x2="4.274cm" svg:y2="9.181cm" draw:start-shape="id4" draw:start-glue-point="10" draw:end-shape="id5" draw:end-glue-point="6" svg:d="M2525 8478l1749 703" svg:viewBox="0 0 1750 704">
          <text:p/>
        </draw:connector>
        <draw:connector draw:style-name="gr5" draw:text-style-name="P1" draw:layer="layout" draw:type="line" svg:x1="2.487cm" svg:y1="7.567cm" svg:x2="4.31cm" svg:y2="10.39cm" draw:start-shape="id1" draw:start-glue-point="9" draw:end-shape="id6" draw:end-glue-point="5" svg:d="M2487 7567l1823 2823" svg:viewBox="0 0 1824 2824">
          <text:p/>
        </draw:connector>
        <draw:connector draw:style-name="gr6" draw:text-style-name="P1" draw:layer="layout" draw:type="line" svg:x1="2.489cm" svg:y1="9.969cm" svg:x2="4.273cm" svg:y2="10.48cm" draw:start-shape="id3" draw:start-glue-point="9" draw:end-shape="id6" draw:end-glue-point="6" svg:d="M2489 9969l1784 511" svg:viewBox="0 0 1785 512">
          <text:p/>
        </draw:connector>
        <draw:connector draw:style-name="gr7" draw:text-style-name="P1" draw:layer="layout" draw:type="line" svg:x1="4.49cm" svg:y1="10.39cm" svg:x2="6.315cm" svg:y2="8.775cm" draw:start-shape="id6" draw:start-glue-point="11" draw:end-shape="id7" draw:end-glue-point="7" svg:d="M4490 10390l1825-1615" svg:viewBox="0 0 1826 1616">
          <text:p/>
        </draw:connector>
        <draw:connector draw:style-name="gr8" draw:text-style-name="P1" draw:layer="layout" draw:type="line" svg:x1="4.491cm" svg:y1="9.271cm" svg:x2="6.279cm" svg:y2="9.786cm" draw:start-shape="id5" draw:start-glue-point="9" draw:end-shape="id8" draw:end-glue-point="6" svg:d="M4491 9271l1788 515" svg:viewBox="0 0 1789 516">
          <text:p/>
        </draw:connector>
        <draw:connector draw:style-name="gr9" draw:text-style-name="P1" draw:layer="layout" draw:type="line" svg:x1="4.528cm" svg:y1="9.181cm" svg:x2="6.278cm" svg:y2="8.685cm" draw:start-shape="id5" draw:start-glue-point="10" draw:end-shape="id7" draw:end-glue-point="6" svg:d="M4528 9181l1750-496" svg:viewBox="0 0 1751 497">
          <text:p/>
        </draw:connector>
        <draw:connector draw:style-name="gr10" draw:text-style-name="P1" draw:layer="layout" draw:type="line" svg:x1="4.529cm" svg:y1="8.082cm" svg:x2="6.277cm" svg:y2="7.484cm" draw:start-shape="id9" draw:start-glue-point="10" draw:end-shape="id10" draw:end-glue-point="6" svg:d="M4529 8082l1748-598" svg:viewBox="0 0 1749 599">
          <text:p/>
        </draw:connector>
        <draw:connector draw:style-name="gr11" draw:text-style-name="P1" draw:layer="layout" draw:type="line" svg:x1="4.53cm" svg:y1="6.883cm" svg:x2="6.314cm" svg:y2="7.394cm" draw:start-shape="id2" draw:start-glue-point="10" draw:end-shape="id10" draw:end-glue-point="5" svg:d="M4530 6883l1784 511" svg:viewBox="0 0 1785 512">
          <text:p/>
        </draw:connector>
        <draw:frame draw:style-name="gr12" draw:text-style-name="P2" draw:layer="layout" svg:width="0.959cm" svg:height="0.962cm" svg:x="2.887cm" svg:y="5.057cm">
          <draw:text-box>
            <text:p>R</text:p>
          </draw:text-box>
        </draw:frame>
        <draw:frame draw:style-name="gr12" draw:text-style-name="P2" draw:layer="layout" svg:width="0.925cm" svg:height="0.962cm" svg:x="4.888cm" svg:y="5.057cm">
          <draw:text-box>
            <text:p>S</text:p>
          </draw:text-box>
        </draw:frame>
        <draw:frame draw:style-name="gr12" draw:text-style-name="P4" draw:layer="layout" svg:width="0.739cm" svg:height="0.725cm" svg:x="1.622cm" svg:y="7.098cm">
          <draw:text-box>
            <text:p text:style-name="P3">1</text:p>
          </draw:text-box>
        </draw:frame>
        <draw:frame draw:style-name="gr12" draw:text-style-name="P4" draw:layer="layout" svg:width="0.739cm" svg:height="0.725cm" svg:x="1.623cm" svg:y="9.499cm">
          <draw:text-box>
            <text:p text:style-name="P3">3</text:p>
          </draw:text-box>
        </draw:frame>
        <draw:frame draw:style-name="gr12" draw:text-style-name="P4" draw:layer="layout" svg:width="0.739cm" svg:height="0.725cm" svg:x="1.624cm" svg:y="8.1cm">
          <draw:text-box>
            <text:p text:style-name="P3">2</text:p>
          </draw:text-box>
        </draw:frame>
        <draw:frame draw:style-name="gr12" draw:text-style-name="P4" draw:layer="layout" svg:width="0.739cm" svg:height="0.725cm" svg:x="4.024cm" svg:y="10.5cm">
          <draw:text-box>
            <text:p text:style-name="P3">4</text:p>
          </draw:text-box>
        </draw:frame>
        <draw:frame draw:style-name="gr12" draw:text-style-name="P4" draw:layer="layout" svg:width="0.739cm" svg:height="0.725cm" svg:x="4.024cm" svg:y="6.1cm">
          <draw:text-box>
            <text:p text:style-name="P3">1</text:p>
          </draw:text-box>
        </draw:frame>
        <draw:frame draw:style-name="gr12" draw:text-style-name="P4" draw:layer="layout" svg:width="0.739cm" svg:height="0.725cm" svg:x="4.025cm" svg:y="7.301cm">
          <draw:text-box>
            <text:p text:style-name="P3">2</text:p>
          </draw:text-box>
        </draw:frame>
        <draw:frame draw:style-name="gr12" draw:text-style-name="P4" draw:layer="layout" svg:width="0.739cm" svg:height="0.725cm" svg:x="4.025cm" svg:y="8.401cm">
          <draw:text-box>
            <text:p text:style-name="P3">3</text:p>
          </draw:text-box>
        </draw:frame>
        <draw:frame draw:style-name="gr12" draw:text-style-name="P4" draw:layer="layout" svg:width="0.739cm" svg:height="0.725cm" svg:x="6.425cm" svg:y="7.101cm">
          <draw:text-box>
            <text:p text:style-name="P3">0</text:p>
          </draw:text-box>
        </draw:frame>
        <draw:frame draw:style-name="gr12" draw:text-style-name="P4" draw:layer="layout" svg:width="0.739cm" svg:height="0.725cm" svg:x="6.426cm" svg:y="8.302cm">
          <draw:text-box>
            <text:p text:style-name="P3">1</text:p>
          </draw:text-box>
        </draw:frame>
        <draw:frame draw:style-name="gr12" draw:text-style-name="P4" draw:layer="layout" svg:width="0.739cm" svg:height="0.725cm" svg:x="6.427cm" svg:y="9.403cm">
          <draw:text-box>
            <text:p text:style-name="P3">2</text:p>
          </draw:text-box>
        </draw:frame>
        <draw:frame draw:style-name="gr13" draw:text-style-name="P6" draw:layer="layout" svg:width="3.433cm" svg:height="3.095cm" svg:x="7.727cm" svg:y="7.103cm">
          <draw:text-box>
            <text:p text:style-name="P5"><text:span text:style-name="T1">1→1→0 <text:s/>(0, 1)</text:span><text:span text:style-name="T1"><text:line-break/></text:span><text:span text:style-name="T1">1→4→1 <text:s/>(1, 1)</text:span></text:p>
            <text:p text:style-name="P5"><text:span text:style-name="T1">2→3→1 <text:s/>(2, 1)</text:span></text:p>
            <text:p text:style-name="P5"><text:span text:style-name="T1">2→3→2 <text:s/>(2, 2)</text:span></text:p>
            <text:p text:style-name="P5"><text:span text:style-name="T1">3→1→0 <text:s/>(3, 0)</text:span></text:p>
            <text:p text:style-name="P5"><text:span text:style-name="T1">3→4→1 <text:s/>(3, 1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3T09:21:37.622822688</meta:creation-date>
    <dc:date>2022-04-13T10:43:29.219342383</dc:date>
    <meta:editing-duration>PT1H11M41S</meta:editing-duration>
    <meta:editing-cycles>1</meta:editing-cycles>
    <meta:document-statistic meta:object-count="33"/>
    <meta:generator>LibreOffice/7.2.5.2$Linux_X86_64 LibreOffice_project/20$Build-2</meta:generator>
  </office:meta>
</office:document-meta>
</file>